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1.751cm"/>
    </style:style>
    <style:style style:name="pr5" style:family="presentation" style:parent-style-name="Default-outline1">
      <style:graphic-properties fo:min-height="11.5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pr14" style:family="presentation" style:parent-style-name="Default-outline1">
      <style:graphic-properties fo:min-height="15.00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5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See <text:a xlink:href="https://dirkriehle.com/the-amos-project" xlink:type="simple">https://dirkriehle.com/the-amos-project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liverabl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e <text:a xlink:href="https://bit.ly/2HTvzLX" xlink:type="simple">https://bit.ly/2HTvzLX</text:a><text:s/>for</text:p>
                <text:list>
                  <text:list-item>
                    <text:p>Types of deliverables</text:p>
                  </text:list-item>
                  <text:list-item>
                    <text:p>Time of day for delivering</text:p>
                  </text:list-item>
                  <text:list-item>
                    <text:p>Means of deliv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5">DR</text:span></text:p>
          </draw:text-box>
        </draw:frame>
        <draw:frame presentation:style-name="pr11" draw:text-style-name="P11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12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0:27.396229221</meta:creation-date>
    <meta:editing-duration>PT30M42S</meta:editing-duration>
    <meta:editing-cycles>7</meta:editing-cycles>
    <meta:generator>LibreOffice/6.0.7.3$Linux_X86_64 LibreOffice_project/00m0$Build-3</meta:generator>
    <dc:date>2020-11-01T17:23:12.725798085</dc:date>
    <meta:document-statistic meta:object-count="86"/>
  </office:meta>
</office:document-meta>
</file>